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5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complex="ar" style:country-complex="SA"/>
    </style:style>
    <style:style style:name="T3" style:parent-style-name="DefaultParagraphFont" style:family="text">
      <style:text-properties style:language-complex="ar" style:country-complex="SA"/>
    </style:style>
    <style:style style:name="T4" style:parent-style-name="DefaultParagraphFont" style:family="text">
      <style:text-properties style:language-complex="ar" style:country-complex="SA"/>
    </style:style>
    <style:style style:name="T5" style:parent-style-name="DefaultParagraphFont" style:family="text">
      <style:text-properties style:language-complex="ar" style:country-complex="SA"/>
    </style:style>
    <style:style style:name="T6" style:parent-style-name="DefaultParagraphFont" style:family="text">
      <style:text-properties style:language-complex="ar" style:country-complex="SA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transform="translate(-4.13366in -5.84094in) rotate(-1.5708) translate(5.84269in 4.134in)" draw:name="Image1" text:anchor-type="paragraph" svg:width="8.26732in" svg:height="11.68189in" style:rel-width="scale" style:rel-height="scale"><draw:image xlink:href="media/image1.jpg" xlink:type="simple" xlink:show="embed" xlink:actuate="onLoad"/><svg:title/><svg:desc/></draw:frame></text:span></text:p>
      <text:soft-page-break/>
      <text:p text:style-name="Standard"><text:span text:style-name="T3"><draw:frame draw:z-index="251659264" draw:style-name="a1" draw:transform="translate(-4.13366in -5.84094in) rotate(-1.5708) translate(5.84269in 4.134in)" draw:name="Image2" text:anchor-type="paragraph" svg:width="8.26732in" svg:height="11.68189in" style:rel-width="scale" style:rel-height="scale"><draw:image xlink:href="media/image2.jpg" xlink:type="simple" xlink:show="embed" xlink:actuate="onLoad"/><svg:title/><svg:desc/></draw:frame></text:span></text:p>
      <text:soft-page-break/>
      <text:p text:style-name="Standard"><text:span text:style-name="T4"><draw:frame draw:z-index="2" draw:style-name="a2" draw:transform="translate(-4.13366in -5.84094in) rotate(-1.5708) translate(5.84269in 4.134in)" draw:name="Image3" text:anchor-type="paragraph" svg:width="8.26732in" svg:height="11.68189in" style:rel-width="scale" style:rel-height="scale"><draw:image xlink:href="media/image3.jpg" xlink:type="simple" xlink:show="embed" xlink:actuate="onLoad"/><svg:title/><svg:desc/></draw:frame></text:span></text:p>
      <text:soft-page-break/>
      <text:p text:style-name="Standard"><text:span text:style-name="T5"><draw:frame draw:z-index="3" draw:style-name="a3" draw:transform="translate(-4.13366in -5.84094in) rotate(-1.5708) translate(5.84269in 4.134in)" draw:name="Image4" text:anchor-type="paragraph" svg:width="8.26732in" svg:height="11.68189in" style:rel-width="scale" style:rel-height="scale"><draw:image xlink:href="media/image4.jpg" xlink:type="simple" xlink:show="embed" xlink:actuate="onLoad"/><svg:title/><svg:desc/></draw:frame></text:span></text:p>
      <text:soft-page-break/>
      <text:p text:style-name="Standard"><text:span text:style-name="T6"><draw:frame draw:z-index="4" draw:style-name="a4" draw:transform="translate(-4.13366in -5.84094in) rotate(-1.5708) translate(5.84269in 4.134in)" draw:name="Image5" text:anchor-type="paragraph" svg:width="8.26732in" svg:height="11.68189in" style:rel-width="scale" style:rel-height="scale"><draw:image xlink:href="media/image5.jp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51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fr" style:country-complex="F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23in" fo:page-height="8.2673in" style:print-orientation="landscape" fo:margin-top="0in" fo:margin-left="0.0048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vid Violeau</meta:initial-creator>
    <dc:creator>Renaud Costadoat</dc:creator>
    <meta:creation-date>2007-05-23T13:35:00Z</meta:creation-date>
    <dc:date>2016-02-13T13:29:00Z</dc:date>
    <meta:template xlink:href="Normal.dotm" xlink:type="simple"/>
    <meta:editing-cycles>15</meta:editing-cycles>
    <meta:editing-duration>PT2880S</meta:editing-duration>
    <meta:user-defined meta:name="Info 1"/>
    <meta:user-defined meta:name="Info 2"/>
    <meta:user-defined meta:name="Info 3"/>
    <meta:user-defined meta:name="Info 4"/>
    <meta:document-statistic meta:page-count="5" meta:paragraph-count="1" meta:word-count="1" meta:character-count="9" meta:row-count="1" meta:non-whitespace-character-count="9"/>
  </office:meta>
</office:document-meta>
</file>